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0.875cm" fo:min-width="11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solid" draw:fill-color="#f6f9d4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0.369cm" fo:min-width="11.448cm" fo:padding-top="0.151cm" fo:padding-bottom="0.151cm" fo:padding-left="0.276cm" fo:padding-right="0.276cm" loext:decorative="false"/>
    </style:style>
    <style:style style:name="gr14" style:family="graphic">
      <style:graphic-properties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9.448cm" fo:padding-top="0.151cm" fo:padding-bottom="0.151cm" fo:padding-left="0.276cm" fo:padding-right="0.276cm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6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cm" fo:min-width="17.5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cm" fo:min-width="17.7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cm" fo:min-width="17.7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d4ea6b" draw:textarea-horizontal-align="justify" draw:textarea-vertical-align="middle" draw:auto-grow-height="false" fo:min-height="0.5cm" fo:min-width="13.25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3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.376cm" loext:decorative="false"/>
    </style:style>
    <style:style style:name="gr5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01cm" fo:min-width="0.376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8" style:family="graphic" style:parent-style-name="standard">
      <style:graphic-properties svg:stroke-color="#000000" draw:marker-start="Arrowheads_20_2" draw:marker-end="Arrowheads_20_2" draw:textarea-vertical-align="middle" loext:decorative="false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75cm" fo:min-width="18.5cm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0.5cm" fo:min-width="6.75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3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d4ea6b"/>
      <style:paragraph-properties fo:text-align="center" style:writing-mode="lr-tb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18.5cm" svg:height="1.153cm" svg:x="1.25cm" svg:y="1.59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&gt;</text:span><text:span text:style-name="T1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8.5cm" svg:height="8.001cm" svg:x="1.25cm" svg:y="2.74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" draw:text-style-name="P4" draw:layer="layout" svg:width="12.43cm" svg:height="1.153cm" svg:x="1.07cm" svg:y="23.65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Python</text:span></text:p>
            <text:p text:style-name="P1"><text:span text:style-name="T1">&lt;&lt;library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2.43cm" svg:height="3.988cm" svg:x="1.07cm" svg:y="24.81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6" draw:text-style-name="P7" xml:id="id1" draw:id="id1" draw:layer="layout" svg:width="12cm" svg:height="1.079cm" svg:x="8cm" svg:y="11.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6"><text:span text:style-name="T2">gpio_service</text:span></text:p>
            <text:p text:style-name="P6"><text:span text:style-name="T2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8" draw:layer="layout" draw:type="line" svg:x1="19.53cm" svg:y1="11.777cm" svg:x2="19.53cm" svg:y2="12.027cm" draw:start-shape="id1" draw:start-glue-point="16" draw:end-shape="id1" draw:end-glue-point="17" svg:d="M19530 117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8" draw:text-style-name="P10" draw:layer="layout" svg:width="7.45cm" svg:height="1.153cm" svg:x="10.9cm" svg:y="16.3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9"><text:span text:style-name="T1">&lt;&lt;singleton&gt;</text:span><text:span text:style-name="T1">&gt;</text:span></text:p>
            <text:p text:style-name="P9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7.45cm" svg:height="1.716cm" svg:x="10.9cm" svg:y="17.477cm">
            <text:p text:style-name="P11"><text:span text:style-name="T3">- LEDS</text:span></text:p>
            <text:p text:style-name="P11"><text:span text:style-name="T3">- BUTTONS</text:span></text:p>
            <text:p text:style-name="P11"><text:span text:style-name="T3">+ oradio_log: oradio_logging</text:span></text:p>
            <text:p text:style-name="P11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7.45cm" svg:height="3.751cm" svg:x="10.9cm" svg:y="19.1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1"><text:span text:style-name="T3">+ set_led_on(led_name:str)</text:span></text:p>
            <text:p text:style-name="P11"><text:span text:style-name="T3">+ set_led_off(led_name:str)</text:span></text:p>
            <text:p text:style-name="P11"><text:span text:style-name="T3">+ get_led_state(led_name:str)</text:span></text:p>
            <text:p text:style-name="P13"><text:span text:style-name="T3">+ get_button_state(button_name:str): bool</text:span></text:p>
            <text:p text:style-name="P11"><text:span text:style-name="T3">+ set_button_edge_event_callback(callback)</text:span></text:p>
            <text:p text:style-name="P11"><text:span text:style-name="T3">+ enable_button_events()</text:span></text:p>
            <text:p text:style-name="P11"><text:span text:style-name="T3">- edge_callback(channel:int)</text:span></text:p>
            <text:p text:style-name="P11"><text:span text:style-name="T3">- read_pin_state(io_pin:int): bool</text:span></text:p>
            <text:p text:style-name="P11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1" draw:text-style-name="P10" draw:layer="layout" svg:width="7.85cm" svg:height="1.153cm" svg:x="10.4cm" svg:y="12.9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1">«utility»</text:span></text:p>
            <text:p text:style-name="P9"><text:span text:style-name="T1">GPIO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7.85cm" svg:height="0.993cm" svg:x="10.4cm" svg:y="14.0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3">- LEDS: dict[led_name, pin_number]</text:span></text:p>
            <text:p text:style-name="P11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4" draw:layer="layout" svg:width="12cm" svg:height="10.671cm" svg:x="8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4">
            <draw:polygon draw:style-name="gr15" draw:text-style-name="P17" draw:layer="layout" svg:width="9.131cm" svg:height="3.557cm" svg:x="1.864cm" svg:y="2.942cm" svg:viewBox="0 0 9132 3558" draw:points="0,0 6852,0 9132,648 9132,3558 0,3558">
              <text:p text:style-name="P15"><text:span text:style-name="T4">«led_name»</text:span></text:p>
              <text:p text:style-name="P16"><text:span text:style-name="T5">LED_PLAY = ”LedPlay</text:span></text:p>
              <text:p text:style-name="P16"><text:span text:style-name="T5">LED_STOP = ”LedStop”</text:span></text:p>
              <text:p text:style-name="P16"><text:span text:style-name="T5">LED_PRESET1 = ”LedPreset1”</text:span></text:p>
              <text:p text:style-name="P16"><text:span text:style-name="T5">LED_PRESET2 = ”LedPreset2”</text:span></text:p>
              <text:p text:style-name="P16"><text:span text:style-name="T5">LED_PRESET3 = ”LedPreset3”</text:span></text:p>
              <text:p text:style-name="P16"><text:span text:style-name="T5">LED_NAMES = [LED_PLAY,LED_STOP,</text:span></text:p>
              <text:p text:style-name="P16"><text:span text:style-name="T5"><text:s text:c="7"/></text:span><text:span text:style-name="T5">LED_PRESET1,LED_PRESET2,LED_PRESET3]</text:span></text:p>
            </draw:polygon>
            <draw:polygon draw:style-name="gr16" draw:text-style-name="P18" draw:layer="layout" svg:width="2.283cm" svg:height="0.647cm" svg:x="8.716cm" svg:y="2.942cm" svg:viewBox="0 0 2284 648" draw:points="0,0 2284,648 0,648">
              <text:p/>
            </draw:polygon>
          </draw:g>
        </draw:g>
        <draw:g draw:style-name="gr1" xml:id="id4" draw:id="id4">
          <draw:g draw:style-name="gr14">
            <draw:polygon draw:style-name="gr17" draw:text-style-name="P17" draw:layer="layout" svg:width="9.495cm" svg:height="3.749cm" svg:x="1.75cm" svg:y="6.7cm" svg:viewBox="0 0 9496 3750" draw:points="0,0 7125,0 9496,683 9496,3750 0,3750">
              <text:p text:style-name="P15"><text:span text:style-name="T4">«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text:span text:style-name="T4">_</text:span><text:span text:style-name="T4">n</text:span><text:span text:style-name="T4">a</text:span><text:span text:style-name="T4">m</text:span><text:span text:style-name="T4">e</text:span><text:span text:style-name="T4">»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L</text:span><text:span text:style-name="T5">A</text:span><text:span text:style-name="T5">Y</text:span><text:span text:style-name="T5"> </text:span><text:span text:style-name="T5">=</text:span><text:span text:style-name="T5"> </text:span><text:span text:style-name="T5">”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P</text:span><text:span text:style-name="T5">l</text:span><text:span text:style-name="T5">a</text:span><text:span text:style-name="T5">y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S</text:span><text:span text:style-name="T5">T</text:span><text:span text:style-name="T5">O</text:span><text:span text:style-name="T5">P</text:span><text:span text:style-name="T5"> </text:span><text:span text:style-name="T5">=</text:span><text:span text:style-name="T5"> </text:span><text:span text:style-name="T5">”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S</text:span><text:span text:style-name="T5">t</text:span><text:span text:style-name="T5">o</text:span><text:span text:style-name="T5">p</text:span><text:span text:style-name="T5">”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1</text:span><text:span text:style-name="T5"> </text:span><text:span text:style-name="T5">=</text:span><text:span text:style-name="T5"> </text:span><text:span text:style-name="T5">”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1</text:span><text:span text:style-name="T5">”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2</text:span><text:span text:style-name="T5"> </text:span><text:span text:style-name="T5">=</text:span><text:span text:style-name="T5"> </text:span><text:span text:style-name="T5">”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2</text:span><text:span text:style-name="T5">”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3</text:span><text:span text:style-name="T5"> </text:span><text:span text:style-name="T5">=</text:span><text:span text:style-name="T5"> </text:span><text:span text:style-name="T5">”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3</text:span><text:span text:style-name="T5">”</text:span></text:p>
              <text:p text:style-name="P16"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N</text:span><text:span text:style-name="T5">A</text:span><text:span text:style-name="T5">M</text:span><text:span text:style-name="T5">E</text:span><text:span text:style-name="T5">S</text:span><text:span text:style-name="T5"> </text:span><text:span text:style-name="T5">=</text:span><text:span text:style-name="T5"> </text:span><text:span text:style-name="T5">[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L</text:span><text:span text:style-name="T5">A</text:span><text:span text:style-name="T5">Y</text:span><text:span text:style-name="T5">,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S</text:span><text:span text:style-name="T5">T</text:span><text:span text:style-name="T5">O</text:span><text:span text:style-name="T5">P</text:span><text:span text:style-name="T5">,</text:span></text:p>
              <text:p text:style-name="P16"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1</text:span><text:span text:style-name="T5">,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2</text:span><text:span text:style-name="T5">,</text:span></text:p>
              <text:p text:style-name="P16"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3</text:span><text:span text:style-name="T5">]</text:span></text:p>
            </draw:polygon>
            <draw:polygon draw:style-name="gr18" draw:text-style-name="P18" draw:layer="layout" svg:width="2.374cm" svg:height="0.682cm" svg:x="8.875cm" svg:y="6.7cm" svg:viewBox="0 0 2375 683" draw:points="0,0 2375,683 0,683">
              <text:p/>
            </draw:polygon>
          </draw:g>
        </draw:g>
        <draw:connector draw:style-name="gr19" draw:text-style-name="P19" draw:layer="layout" svg:x1="14cm" svg:y1="5.003cm" svg:x2="11cm" svg:y2="4.721cm" draw:start-shape="id2" draw:start-glue-point="3" draw:end-shape="id3" draw:end-glue-point="1" svg:d="M14000 5003h-1500v-282h-1500" svg:viewBox="0 0 3001 283">
          <text:p/>
        </draw:connector>
        <draw:connector draw:style-name="gr20" draw:text-style-name="P19" draw:layer="layout" svg:x1="14.001cm" svg:y1="6.206cm" svg:x2="11.25cm" svg:y2="8.575cm" draw:start-shape="id2" draw:start-glue-point="11" draw:end-shape="id4" draw:end-glue-point="1" svg:d="M14001 6206h-1376v2369h-1375" svg:viewBox="0 0 2752 2370">
          <text:p/>
        </draw:connector>
        <draw:connector draw:style-name="gr21" draw:text-style-name="P19" draw:layer="layout" draw:line-skew="-0.027cm" svg:x1="18.35cm" svg:y1="18.134cm" svg:x2="16.68cm" svg:y2="15.046cm" draw:start-shape="id5" draw:start-glue-point="22" draw:end-shape="id6" draw:end-glue-point="7" svg:d="M18350 18134h500v-2450h-2170v-638" svg:viewBox="0 0 2171 3089">
          <text:p/>
        </draw:connector>
        <draw:connector draw:style-name="gr22" draw:text-style-name="P19" draw:layer="layout" svg:x1="18.25cm" svg:y1="14.391cm" svg:x2="17.792cm" svg:y2="6.75cm" draw:start-shape="id6" draw:start-glue-point="8" draw:end-shape="id2" draw:end-glue-point="9" svg:d="M18250 14391h527v-4567h-985v-3074" svg:viewBox="0 0 986 7642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3" draw:text-style-name="P20" draw:layer="layout" svg:width="10cm" svg:height="1.153cm" svg:x="1.95cm" svg:y="25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library»</text:span></text:p>
            <text:p text:style-name="P1"><text:span text:style-name="T1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2" draw:layer="layout" svg:width="10cm" svg:height="2.101cm" svg:x="1.95cm" svg:y="26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+ setup(pin:int, mode:int)</text:span></text:p>
            <text:p text:style-name="P21"><text:span text:style-name="T1">+ input(pin:int)</text:span></text:p>
            <text:p text:style-name="P21"><text:span text:style-name="T1">+ output(pin:int)</text:span></text:p>
            <text:p text:style-name="P21"><text:span text:style-name="T1">+ add-event_detect(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5" draw:text-style-name="P19" draw:layer="layout" svg:x1="10.9cm" svg:y1="19.634cm" svg:x2="5.95cm" svg:y2="25.1cm" draw:start-shape="id5" draw:start-glue-point="3" draw:end-shape="id7" draw:end-glue-point="11" svg:d="M10900 19634h-4950v5466" svg:viewBox="0 0 4951 5467">
          <text:p/>
        </draw:connector>
        <draw:frame draw:style-name="gr26" draw:text-style-name="P23" draw:layer="layout" svg:width="2.75cm" svg:height="0.75cm" svg:x="8.091cm" svg:y="19.974cm">
          <draw:text-box>
            <text:p><text:span text:style-name="T6">&lt;&lt;uses&gt;&gt;</text:span></text:p>
          </draw:text-box>
        </draw:frame>
        <draw:frame draw:style-name="gr26" draw:text-style-name="P23" draw:layer="layout" svg:width="2.75cm" svg:height="0.75cm" svg:x="8.2cm" svg:y="18.25cm">
          <draw:text-box>
            <text:p><text:span text:style-name="T6">&lt;&lt;uses&gt;&gt;</text:span></text:p>
          </draw:text-box>
        </draw:frame>
        <draw:custom-shape draw:style-name="gr27" draw:text-style-name="P14" draw:layer="layout" svg:width="20cm" svg:height="28cm" svg:x="0.5cm" svg:y="1cm">
          <text:p/>
          <draw:enhanced-geometry svg:viewBox="0 0 21600 21600" draw:type="rectangle" draw:enhanced-path="M 0 0 L 21600 0 21600 21600 0 21600 0 0 Z N"/>
        </draw:custom-shape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8" draw:text-style-name="P2" draw:layer="layout" svg:width="6.18cm" svg:height="1.153cm" svg:x="1.27cm" svg:y="11.12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Oradio</text:span></text:p>
            <text:p text:style-name="P1"><text:span text:style-name="T1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6.18cm" svg:height="6.475cm" svg:x="1.27cm" svg:y="12.275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0" draw:text-style-name="P20" draw:layer="layout" svg:width="5.1cm" svg:height="0.679cm" svg:x="1.55cm" svg:y="12.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5" draw:layer="layout" svg:width="5.1cm" svg:height="1.255cm" svg:x="1.55cm" svg:y="13.579cm">
            <text:p text:style-name="P24"><text:span text:style-name="T1">&lt;&lt;utility&gt;&gt;</text:span></text:p>
            <text:p text:style-name="P21"><text:span text:style-name="T1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2" draw:layer="layout" svg:width="5.1cm" svg:height="2.101cm" svg:x="1.55cm" svg:y="14.8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1"><text:span text:style-name="T1">+ debug(msg:str)</text:span></text:p>
            <text:p text:style-name="P21"><text:span text:style-name="T1">+ info(msg:str)</text:span></text:p>
            <text:p text:style-name="P21"><text:span text:style-name="T1">+ error(msg:str)</text:span></text:p>
            <text:p text:style-name="P21"><text:span text:style-name="T1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3" draw:text-style-name="P19" draw:layer="layout" svg:x1="10.9cm" svg:y1="17.996cm" svg:x2="2.968cm" svg:y2="16.935cm" draw:start-shape="id5" draw:start-glue-point="19" draw:end-shape="id8" draw:end-glue-point="8" svg:d="M10900 17996h-7932v-1061" svg:viewBox="0 0 7933 1062">
          <text:p/>
        </draw:connector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4" draw:text-style-name="P10" draw:layer="layout" svg:width="5.25cm" svg:height="0.679cm" svg:x="14cm" svg:y="3.25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9"><text:span text:style-name="T1">oradio_c</text:span><text:span text:style-name="T1">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5.25cm" svg:height="1.033cm" svg:x="14cm" svg:y="3.936cm">
            <text:p text:style-name="P26"><text:span text:style-name="T1">&lt;&lt;utility&gt;&gt;</text:span></text:p>
            <text:p text:style-name="P26"><text:span text:style-name="T1">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2" draw:layer="layout" svg:width="5.25cm" svg:height="1.781cm" svg:x="14cm" svg:y="4.96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1"><text:span text:style-name="T3">+ led_name</text:span></text:p>
            <text:p text:style-name="P11"><text:span text:style-name="T3">+ button_name</text:span></text:p>
            <text:p text:style-name="P11"><text:span text:style-name="T3">+ TEST_ENABLED</text:span></text:p>
            <text:p text:style-name="P11"><text:span text:style-name="T3">+ TEST_DISABL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37" draw:text-style-name="P29" draw:layer="layout" svg:width="18cm" svg:height="0.75cm" svg:x="1.5cm" svg:y="10.2cm">
          <text:p text:style-name="P28">Service Layer</text:p>
          <draw:enhanced-geometry svg:viewBox="0 0 21600 21600" draw:type="rectangle" draw:enhanced-path="M 0 0 L 21600 0 21600 21600 0 21600 0 0 Z N"/>
        </draw:custom-shape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8" draw:text-style-name="P10" draw:layer="layout" svg:width="7.45cm" svg:height="1.153cm" svg:x="3.7cm" svg:y="11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9"><text:span text:style-name="T1">&lt;&lt;singleton&gt;&gt;</text:span></text:p>
            <text:p text:style-name="P9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2" draw:layer="layout" svg:width="7.45cm" svg:height="1.716cm" svg:x="3.7cm" svg:y="12.403cm">
            <text:p text:style-name="P11"><text:span text:style-name="T3">- LEDS</text:span></text:p>
            <text:p text:style-name="P11"><text:span text:style-name="T3">- BUTTONS</text:span></text:p>
            <text:p text:style-name="P11"><text:span text:style-name="T3">+ oradio_log: oradio_log</text:span></text:p>
            <text:p text:style-name="P11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7.45cm" svg:height="3.357cm" svg:x="3.7cm" svg:y="14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1"><text:span text:style-name="T3">+ set_led_on(led_name:str)</text:span></text:p>
            <text:p text:style-name="P11"><text:span text:style-name="T3">+ set_led_off(led_name:str)</text:span></text:p>
            <text:p text:style-name="P11"><text:span text:style-name="T3">+ get_led_state(led_name:str)</text:span></text:p>
            <text:p text:style-name="P13"><text:span text:style-name="T3">+ get_button_state(button_name:str): bool</text:span></text:p>
            <text:p text:style-name="P11"><text:span text:style-name="T3">+ set_button_edge_event_callback(callback)</text:span></text:p>
            <text:p text:style-name="P11"><text:span text:style-name="T3">- edge_callback(channel:int)</text:span></text:p>
            <text:p text:style-name="P11"><text:span text:style-name="T3">- read_pin_state(io_pin:int): bool</text:span></text:p>
            <text:p text:style-name="P11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29" draw:layer="layout" svg:width="18.25cm" svg:height="0.75cm" svg:x="1.5cm" svg:y="1.7cm">
          <text:p text:style-name="P28">Application Layer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8cm" svg:height="0.75cm" svg:x="1.6cm" svg:y="5.35cm">
          <text:p text:style-name="P28">Middle-ware Layer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18.2cm" svg:height="0.75cm" svg:x="1.5cm" svg:y="23.75cm">
          <text:p text:style-name="P28">Hardware Abstraction Layer (H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0" draw:layer="layout" svg:width="13.75cm" svg:height="0.75cm" svg:x="5.25cm" svg:y="18.7cm">
          <text:p text:style-name="P28">Operating System Layer (OS layer)</text:p>
          <draw:enhanced-geometry svg:viewBox="0 0 21600 21600" draw:type="rectangle" draw:enhanced-path="M 0 0 L 21600 0 21600 21600 0 21600 0 0 Z N"/>
        </draw:custom-shape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4" draw:text-style-name="P20" draw:layer="layout" svg:width="5.8cm" svg:height="1.153cm" svg:x="11.75cm" svg:y="15.0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ilibrary»</text:span></text:p>
            <text:p text:style-name="P1"><text:span text:style-name="T1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5.8cm" svg:height="2.101cm" svg:x="11.75cm" svg:y="16.2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+ setmode(mode:int)</text:span></text:p>
            <text:p text:style-name="P21"><text:span text:style-name="T1">+ setup(pin:int, mode:int)</text:span></text:p>
            <text:p text:style-name="P21"><text:span text:style-name="T1">+ output(pin:int, value: int)</text:span></text:p>
            <text:p text:style-name="P21"><text:span text:style-name="T1">+ input(pint: int)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6" draw:text-style-name="P20" draw:layer="layout" svg:width="5.114cm" svg:height="1.153cm" svg:x="12.5cm" svg:y="20.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OS-component»</text:span></text:p>
            <text:p text:style-name="P1"><text:span text:style-name="T1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2" draw:layer="layout" svg:width="5.114cm" svg:height="2.101cm" svg:x="12.5cm" svg:y="21.3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+ /dev/gpiochipN</text:span></text:p>
            <text:p text:style-name="P21"><text:span text:style-name="T1">+ iotctl()</text:span></text:p>
            <text:p text:style-name="P21"><text:span text:style-name="T1">+ read()</text:span></text:p>
            <text:p text:style-name="P21"><text:span text:style-name="T1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 xml:id="id9" draw:id="id9">
          <draw:polygon draw:style-name="gr48" draw:text-style-name="P32" draw:layer="layout" svg:width="6.499cm" svg:height="1.749cm" svg:x="5.2cm" svg:y="21cm" svg:viewBox="0 0 6500 1750" draw:points="6500,438 6500,1750 0,1750 0,0 5525,0">
            <text:p text:style-name="P31"><text:span text:style-name="T7">The physical GPIO controller </text:span></text:p>
            <text:p text:style-name="P31"><text:span text:style-name="T7">is exposed as a charcter device</text:span></text:p>
          </draw:polygon>
          <draw:path draw:style-name="gr49" draw:text-style-name="P32" draw:layer="layout" svg:width="0.814cm" svg:height="0.365cm" svg:x="10.805cm" svg:y="21.035cm" svg:viewBox="0 0 815 366" svg:d="M0 0c271 122 544 244 815 366-271 0-544 0-815 0 0-122 0-244 0-366z">
            <text:p/>
          </draw:path>
        </draw:g>
        <draw:connector draw:style-name="gr50" draw:text-style-name="P33" draw:layer="layout" svg:x1="11.7cm" svg:y1="21.875cm" svg:x2="12.5cm" svg:y2="20.786cm" draw:start-shape="id9" draw:start-glue-point="1" draw:end-shape="id10" draw:end-glue-point="15" svg:d="M11700 21875h409v-1089h391" svg:viewBox="0 0 801 1090">
          <text:p/>
        </draw:connector>
        <draw:frame draw:style-name="gr26" draw:text-style-name="P23" draw:layer="layout" svg:width="2.75cm" svg:height="0.75cm" svg:x="13cm" svg:y="12.5cm">
          <draw:text-box>
            <text:p><text:span text:style-name="T6">&lt;&lt;uses&gt;&gt;</text:span></text:p>
          </draw:text-box>
        </draw:frame>
        <draw:connector draw:style-name="gr51" draw:text-style-name="P19" draw:layer="layout" svg:x1="17.55cm" svg:y1="17.667cm" svg:x2="16.591cm" svg:y2="20.15cm" draw:start-shape="id11" draw:start-glue-point="8" draw:end-shape="id10" draw:end-glue-point="13" svg:d="M17550 17667h527v1568h-1486v915" svg:viewBox="0 0 1487 2484">
          <text:p/>
        </draw:connector>
        <draw:connector draw:style-name="gr52" draw:text-style-name="P19" draw:layer="layout" svg:x1="11.15cm" svg:y1="14.363cm" svg:x2="16.39cm" svg:y2="15.068cm" draw:start-shape="id12" draw:start-glue-point="1" draw:end-shape="id11" draw:end-glue-point="13" svg:d="M11150 14363h5240v705" svg:viewBox="0 0 5241 706">
          <text:p/>
        </draw:connector>
        <draw:custom-shape draw:style-name="gr53" draw:text-style-name="P34" xml:id="id13" draw:id="id13" draw:layer="layout" svg:width="13.5cm" svg:height="1.25cm" svg:x="4.25cm" svg:y="25cm">
          <draw:glue-point draw:id="4" svg:x="3.148cm" svg:y="-5cm"/>
          <draw:glue-point draw:id="5" svg:x="3.888cm" svg:y="-5cm"/>
          <draw:glue-point draw:id="6" svg:x="2.407cm" svg:y="-5cm"/>
          <text:p text:style-name="P28">GPIO-controller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1.75cm" svg:height="2cm" svg:x="5.5cm" svg:y="2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4" draw:layer="layout" svg:width="1.75cm" svg:height="2cm" svg:x="12.25cm" svg:y="2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35" draw:layer="layout" svg:width="3.75cm" svg:height="1cm" svg:x="5.15cm" svg:y="28.05cm">
          <draw:text-box>
            <text:p>LED-pins</text:p>
          </draw:text-box>
        </draw:frame>
        <draw:frame draw:style-name="gr57" draw:text-style-name="P35" draw:layer="layout" svg:width="5.25cm" svg:height="0.962cm" svg:x="11.35cm" svg:y="28.05cm">
          <draw:text-box>
            <text:p>BUTTON-pins</text:p>
          </draw:text-box>
        </draw:frame>
        <draw:connector draw:style-name="gr58" draw:text-style-name="P28" draw:layer="layout" svg:x1="16.591cm" svg:y1="23.404cm" svg:x2="16.248cm" svg:y2="25cm" draw:start-shape="id10" draw:start-glue-point="7" draw:end-shape="id13" draw:end-glue-point="5" svg:d="M16591 23404v811h-343v785" svg:viewBox="0 0 344 1597">
          <text:p/>
        </draw:connector>
        <draw:custom-shape draw:style-name="gr59" draw:text-style-name="P14" draw:layer="layout" svg:width="19cm" svg:height="28cm" svg:x="1cm" svg:y="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7.25cm" svg:height="0.75cm" svg:x="12.5cm" svg:y="6.5cm">
          <text:p text:style-name="P28">Test Laye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14" draw:id="id1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1" draw:text-style-name="P20" draw:layer="layout" svg:width="6.25cm" svg:height="1.153cm" svg:x="13.1cm" svg:y="7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module»</text:span></text:p>
            <text:p text:style-name="P1"><text:span text:style-name="T1">gpio_servic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2" draw:layer="layout" svg:width="6.25cm" svg:height="1.153cm" svg:x="13.1cm" svg:y="8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Functions to test the methods of the GPIOServic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3" draw:text-style-name="P19" draw:layer="layout" svg:x1="16.85cm" svg:y1="9.906cm" svg:x2="11.149cm" svg:y2="11.886cm" draw:start-shape="id14" draw:start-glue-point="6" draw:end-shape="id12" draw:end-glue-point="13" svg:d="M16850 9906v1980h-5701" svg:viewBox="0 0 5702 1981">
          <text:p/>
        </draw:connector>
        <draw:connector draw:style-name="gr64" draw:text-style-name="P19" draw:layer="layout" draw:line-skew="-0.249cm" svg:x1="9.55cm" svg:y1="8.75cm" svg:x2="4.116cm" svg:y2="11.252cm" draw:start-shape="id15" draw:start-glue-point="6" draw:end-shape="id12" draw:end-glue-point="4" svg:d="M9550 8750v1000h-5434v1502" svg:viewBox="0 0 5435 2503">
          <text:p/>
        </draw:connector>
        <draw:connector draw:style-name="gr65" draw:text-style-name="P19" draw:layer="layout" svg:x1="3cm" svg:y1="8.75cm" svg:x2="3.701cm" svg:y2="11.886cm" draw:start-shape="id16" draw:start-glue-point="4" draw:end-shape="id12" draw:end-glue-point="6" svg:d="M3000 8750v3136h701" svg:viewBox="0 0 702 3137">
          <text:p/>
        </draw:connector>
        <draw:g draw:style-name="gr1" xml:id="id17" draw:id="id1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6" draw:text-style-name="P20" draw:layer="layout" svg:width="8.25cm" svg:height="1.153cm" svg:x="1.75cm" svg:y="2.7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module»</text:span></text:p>
            <text:p text:style-name="P1"><text:span text:style-name="T1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8.25cm" svg:height="1.153cm" svg:x="1.75cm" svg:y="3.8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LEDControl</text:span></text:p>
            <text:p text:style-name="P21"><text:span text:style-name="T1">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6" draw:id="id1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8" draw:text-style-name="P20" draw:layer="layout" svg:width="4.25cm" svg:height="1.153cm" svg:x="2.15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module»</text:span></text:p>
            <text:p text:style-name="P1"><text:span text:style-name="T1">le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2" draw:layer="layout" svg:width="4.25cm" svg:height="0.679cm" svg:x="2.15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+ 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0" draw:text-style-name="P20" draw:layer="layout" svg:width="4.25cm" svg:height="1.153cm" svg:x="7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module»</text:span></text:p>
            <text:p text:style-name="P1"><text:span text:style-name="T1">touch_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2" draw:layer="layout" svg:width="4.25cm" svg:height="0.679cm" svg:x="7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1"><text:span text:style-name="T1">+ 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2" draw:text-style-name="P19" draw:layer="layout" svg:x1="3.4cm" svg:y1="5.024cm" svg:x2="3.85cm" svg:y2="6.918cm" draw:start-shape="id17" draw:start-glue-point="4" draw:end-shape="id16" draw:end-glue-point="11" svg:d="M3400 5024v946h450v948" svg:viewBox="0 0 451 1895">
          <text:p/>
        </draw:connector>
        <draw:connector draw:style-name="gr73" draw:text-style-name="P19" draw:layer="layout" svg:x1="5.05cm" svg:y1="5.024cm" svg:x2="7.85cm" svg:y2="6.918cm" draw:start-shape="id17" draw:start-glue-point="5" draw:end-shape="id15" draw:end-glue-point="10" svg:d="M5050 5024v946h2800v948" svg:viewBox="0 0 2801 1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6H9M16S</meta:editing-duration>
    <meta:editing-cycles>42</meta:editing-cycles>
    <meta:generator>LibreOffice/24.2.7.2$Linux_X86_64 LibreOffice_project/420$Build-2</meta:generator>
    <dc:date>2026-03-29T16:37:22.524432299</dc:date>
    <meta:document-statistic meta:object-count="95"/>
  </office:meta>
</office:document-meta>
</file>